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95f"/>
    </style:style>
    <style:style style:name="P2" style:family="paragraph" style:parent-style-name="Standard">
      <style:text-properties officeooo:rsid="001e595f" officeooo:paragraph-rsid="001e595f"/>
    </style:style>
    <style:style style:name="P3" style:family="paragraph" style:parent-style-name="Standard">
      <style:text-properties officeooo:rsid="001e595f" officeooo:paragraph-rsid="001f41fd"/>
    </style:style>
    <style:style style:name="T1" style:family="text">
      <style:text-properties officeooo:rsid="001f4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s R/M approaches 1, we expect every graph to be connected. Similarly, as R/M approaches 0, we expect no graphs to be connected. Consequently, we might try to fit this using some kind of hyperbolic function.</text:p>
      <text:p text:style-name="P2"/>
      <text:p text:style-name="P2"/>
      <text:p text:style-name="P3">Connectivity greatly depends on your choice of N,R, <text:span text:style-name="T1">and the number of agents</text:span>. <text:span text:style-name="T1">As the number of agents increases in the metric model, so does the likelihood the graph is connected. We observe the opposite effect for Nearest Neighbor.</text:span></text:p>
      <text:p text:style-name="P3"/>
      <text:p text:style-name="P3">However, with the nearest neighbor, we know every node is going to have at least one neighbor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41:03.000994380</meta:creation-date>
    <dc:date>2018-11-02T18:39:12.674304510</dc:date>
    <meta:editing-duration>PT37M49S</meta:editing-duration>
    <meta:editing-cycles>1</meta:editing-cycles>
    <meta:document-statistic meta:table-count="0" meta:image-count="0" meta:object-count="0" meta:page-count="1" meta:paragraph-count="3" meta:word-count="92" meta:character-count="534" meta:non-whitespace-character-count="444"/>
    <meta:generator>LibreOffice/6.0.6.2$Linux_X86_64 LibreOffice_project/00m0$Build-2</meta:generator>
  </office:meta>
</office:document-meta>
</file>